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Blue">
      <style:graphic-properties draw:fill="gradient" draw:fill-color="#7975ff" draw:fill-gradient-name="Gradient_20_10"/>
    </style:style>
    <style:style style:name="gr2" style:family="graphic" style:parent-style-name="Blue">
      <style:graphic-properties draw:fill="gradient" draw:fill-gradient-name="Gradient_20_12"/>
    </style:style>
    <style:style style:name="gr3" style:family="graphic" style:parent-style-name="Blue">
      <style:graphic-properties draw:fill="gradient" draw:fill-gradient-name="Gradient_20_11"/>
    </style:style>
    <style:style style:name="gr4" style:family="graphic" style:parent-style-name="Blue">
      <style:graphic-properties fo:min-height="0.749cm" fo:min-width="0.49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4.5cm" svg:height="4.5cm" svg:x="2cm" svg:y="5cm">
          <text:p>Environment</text:p>
          <text:p>Model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" draw:layer="layout" svg:width="7cm" svg:height="2.5cm" svg:x="2cm" svg:y="9.5cm">
          <text:p>System Model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layer="layout" svg:width="4.5cm" svg:height="4.5cm" svg:x="2cm" svg:y="12cm">
          <text:p>Technical</text:p>
          <text:p>Model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Blue" draw:layer="layout" svg:width="4cm" svg:height="2.5cm" svg:x="8.95cm" svg:y="9.5cm">
          <text:p>Execution</text:p>
          <text:p>Flow</text:p>
          <draw:enhanced-geometry svg:viewBox="0 0 21600 21600" draw:type="rectangle" draw:enhanced-path="M 0 0 L 21600 0 21600 21600 0 21600 0 0 Z N"/>
        </draw:custom-shape>
        <draw:custom-shape draw:style-name="Blue" draw:layer="layout" svg:width="3.5cm" svg:height="3cm" svg:x="16cm" svg:y="6.5cm">
          <text:p>Simulation</text:p>
          <draw:enhanced-geometry svg:viewBox="0 0 21600 21600" draw:type="rectangle" draw:enhanced-path="M 0 0 L 21600 0 21600 21600 0 21600 0 0 Z N"/>
        </draw:custom-shape>
        <draw:custom-shape draw:style-name="gr3" draw:layer="layout" svg:width="3.5cm" svg:height="3cm" svg:x="16cm" svg:y="12cm">
          <text:p>Code</text:p>
          <text:p>Generation</text:p>
          <draw:enhanced-geometry svg:viewBox="0 0 21600 21600" draw:type="rectangle" draw:enhanced-path="M 0 0 L 21600 0 21600 21600 0 21600 0 0 Z N"/>
        </draw:custom-shape>
        <draw:custom-shape draw:style-name="gr4" draw:layer="layout" svg:width="2.5cm" svg:height="3cm" draw:transform="rotate (-1.57079632679579) translate (15.9cm 9.5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3" draw:layer="layout" svg:width="3.5cm" svg:height="3cm" svg:x="16cm" svg:y="6.5cm">
          <text:p>Simulation</text:p>
          <draw:enhanced-geometry svg:viewBox="0 0 21600 21600" draw:type="rectangle" draw:enhanced-path="M 0 0 L 21600 0 21600 21600 0 21600 0 0 Z N"/>
        </draw:custom-shape>
        <draw:custom-shape draw:style-name="Blue" draw:layer="layout" svg:width="4.5cm" svg:height="4.5cm" svg:x="8.7cm" svg:y="5cm">
          <text:p>Execution</text:p>
          <text:p>Model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Blue" draw:layer="layout" svg:width="4.5cm" svg:height="4.5cm" svg:x="15.5cm" svg:y="2cm">
          <text:p>Simulation</text:p>
          <text:p>Model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Blue" draw:layer="layout" svg:width="4.5cm" svg:height="4.5cm" svg:x="15.5cm" svg:y="15cm">
          <text:p>Codegen</text:p>
          <text:p>Model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" draw:layer="layout" svg:width="2.5cm" svg:height="3cm" draw:transform="rotate (-1.57079632679579) translate (22.5cm 9.5cm)">
          <text:p/>
          <draw:enhanced-geometry svg:viewBox="0 0 787 799" draw:mirror-horizontal="true" draw:type="non-primitive" draw:enhanced-path="M 439 12 L 535 102 391 246 252 108 349 12 0 0 12 348 108 258 282 433 282 799 511 799 511 427 685 252 781 348 787 0 439 12 Z N"/>
        </draw:custom-shape>
        <draw:custom-shape draw:style-name="Blue" draw:layer="layout" svg:width="4cm" svg:height="2.5cm" svg:x="22.5cm" svg:y="9.5cm">
          <text:p>Computation</text:p>
          <text:p>Mode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8000" draw:end-color="#008000" draw:start-intensity="100%" draw:end-intensity="70%" draw:angle="0" draw:border="0%"/>
    <draw:gradient draw:name="Gradient_20_12" draw:display-name="Gradient 12" draw:style="linear" draw:start-color="#00ae00" draw:end-color="#00ae00" draw:start-intensity="100%" draw:end-intensity="70%" draw:angle="0" draw:border="0%"/>
    <draw:gradient draw:name="Gradient_20_9" draw:display-name="Gradient 9" draw:style="linear" draw:start-color="#93a7ff" draw:end-color="#7975ff" draw:start-intensity="100%" draw:end-intensity="7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zxx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10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" style:family="graphic" style:parent-style-name="standard">
      <style:graphic-properties draw:stroke="none" draw:fill="gradient" draw:fill-color="#7975ff" draw:fill-gradient-name="Gradient_20_9" draw:textarea-horizontal-align="justify" draw:textarea-vertical-align="middle" draw:auto-grow-height="fals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eas Unger</meta:initial-creator>
    <meta:creation-date>2011-10-03T21:29:56</meta:creation-date>
    <dc:date>2011-11-02T18:01:45</dc:date>
    <dc:creator>Andreas Unger</dc:creator>
    <meta:editing-duration>PT00H17M23S</meta:editing-duration>
    <meta:editing-cycles>2</meta:editing-cycles>
    <meta:generator>OpenOffice.org/3.2$Unix OpenOffice.org_project/320m12$Build-9483</meta:generator>
    <meta:document-statistic meta:object-count="13"/>
  </office:meta>
</office:document-meta>
</file>